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8pt" style:text-underline-style="solid" style:text-underline-width="auto" style:text-underline-color="font-color" fo:font-weight="normal" style:font-size-asian="18pt" style:font-weight-asian="normal" style:font-size-complex="18pt" style:font-weight-complex="normal"/>
    </style:style>
    <style:style style:name="P3" style:family="paragraph" style:parent-style-name="Standard">
      <style:paragraph-properties fo:text-align="start" style:justify-single-word="false"/>
      <style:text-properties fo:font-size="18pt" style:text-underline-style="none" fo:font-weight="normal" style:font-size-asian="18pt" style:font-weight-asian="normal" style:font-size-complex="18pt" style:font-weight-complex="normal"/>
    </style:style>
    <style:style style:name="P4" style:family="paragraph" style:parent-style-name="Standard">
      <style:paragraph-properties fo:text-align="start" style:justify-single-word="false">
        <style:tab-stops/>
      </style:paragraph-properties>
      <style:text-properties fo:font-size="18pt" style:text-underline-style="none" fo:font-weight="normal" style:font-size-asian="18pt" style:font-weight-asian="normal" style:font-size-complex="18pt" style:font-weight-complex="normal"/>
    </style:style>
    <style:style style:name="P5" style:family="paragraph" style:parent-style-name="Standard">
      <style:paragraph-properties fo:text-align="start" style:justify-single-word="false"/>
      <style:text-properties fo:font-size="13pt" style:text-underline-style="none" fo:font-weight="normal" style:font-size-asian="13pt" style:font-weight-asian="normal" style:font-size-complex="13pt" style:font-weight-complex="normal"/>
    </style:style>
    <style:style style:name="P6" style:family="paragraph" style:parent-style-name="Standard" style:list-style-name="L1">
      <style:paragraph-properties fo:text-align="start" style:justify-single-word="false">
        <style:tab-stops/>
      </style:paragraph-properties>
      <style:text-properties fo:font-size="18pt" style:text-underline-style="none" fo:font-weight="normal" style:font-size-asian="18pt" style:font-weight-asian="normal" style:font-size-complex="18pt" style:font-weight-complex="normal"/>
    </style:style>
    <style:style style:name="P7" style:family="paragraph" style:parent-style-name="Standard" style:list-style-name="L2">
      <style:paragraph-properties fo:text-align="start" style:justify-single-word="false">
        <style:tab-stops/>
      </style:paragraph-properties>
      <style:text-properties fo:font-size="18pt" style:text-underline-style="none" fo:font-weight="normal" style:font-size-asian="18pt" style:font-weight-asian="normal" style:font-size-complex="18pt" style:font-weight-complex="normal"/>
    </style:style>
    <style:style style:name="P8" style:family="paragraph" style:parent-style-name="Standard" style:list-style-name="L1">
      <style:paragraph-properties fo:margin-left="0.053cm" fo:margin-right="0cm" fo:text-align="start" style:justify-single-word="false" fo:text-indent="-0.635cm" style:auto-text-indent="false">
        <style:tab-stops/>
      </style:paragraph-properties>
      <style:text-properties fo:font-size="18pt" style:text-underline-style="none" fo:font-weight="normal" style:font-size-asian="18pt" style:font-weight-asian="normal" style:font-size-complex="18pt" style:font-weight-complex="normal"/>
    </style:style>
    <style:style style:name="T1" style:family="text">
      <style:text-properties style:font-name="Calibri" fo:font-size="13pt" style:font-size-asian="13pt" style:font-size-complex="13pt"/>
    </style:style>
    <style:style style:name="T2" style:family="text">
      <style:text-properties fo:font-size="13pt" style:font-size-asian="13pt" style:font-size-complex="13pt"/>
    </style:style>
    <style:style style:name="T3" style:family="text">
      <style:text-properties style:font-name="Liberation Serif"/>
    </style:style>
    <style:style style:name="T4" style:family="text">
      <style:text-properties style:font-name="Liberation Serif" style:text-underline-style="solid" style:text-underline-width="auto" style:text-underline-color="font-color"/>
    </style:style>
    <style:style style:name="T5" style:family="text">
      <style:text-properties style:font-name="Liberation Serif" fo:font-size="13pt" style:font-size-asian="13pt" style:font-size-complex="13pt"/>
    </style:style>
    <style:style style:name="T6" style:family="text">
      <style:text-properties style:font-name="Liberation Serif" fo:font-size="13pt" style:text-underline-style="solid" style:text-underline-width="auto" style:text-underline-color="font-color" style:font-size-asian="11.3500003814697pt" style:font-size-complex="13pt"/>
    </style:style>
    <style:style style:name="T7" style:family="text">
      <style:text-properties style:font-name="Liberation Serif" fo:font-size="13pt" style:font-size-asian="11.3500003814697pt" style:font-size-complex="13pt"/>
    </style:style>
    <style:style style:name="T8" style:family="text">
      <style:text-properties style:font-name="Liberation Serif" fo:font-size="13pt" style:text-underline-style="none" style:font-size-asian="11.3500003814697pt" style:font-size-complex="13pt"/>
    </style:style>
    <style:style style:name="T9" style:family="text">
      <style:text-properties style:font-name="Liberation Serif" fo:font-size="12pt" style:font-size-asian="10.5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Police_20_par_20_défaut"><text:span text:style-name="T3">HandizGame</text:span></text:span><text:span text:style-name="T3"> :</text:span></text:p>
      <text:p text:style-name="P3"/>
      <text:p text:style-name="P2">Groupe : </text:p>
      <text:p text:style-name="P3"/>
      <text:p text:style-name="P3"><text:tab/><text:span text:style-name="T2">Kitane Mehdi</text:span></text:p>
      <text:p text:style-name="P5"><text:tab/>Wahbi Amine</text:p>
      <text:p text:style-name="P5"><text:tab/>Laurenson Pierre</text:p>
      <text:p text:style-name="P5"><text:tab/>Prely Bertrand</text:p>
      <text:p text:style-name="P5"/>
      <text:p text:style-name="P5"/>
      <text:p text:style-name="P4"><text:span text:style-name="Police_20_par_20_défaut"><text:span text:style-name="T4">Motivation :</text:span></text:span></text:p>
      <text:p text:style-name="P4"><text:span text:style-name="Police_20_par_20_défaut"><text:span text:style-name="T8"/></text:span></text:p>
      <text:p text:style-name="P4"><text:span text:style-name="Police_20_par_20_défaut"><text:span text:style-name="T7">Faut-il écrire grand pour qu'un malvoyant puisse lire un texte ?</text:span></text:span></text:p>
      <text:p text:style-name="P4"><text:span text:style-name="Police_20_par_20_défaut"><text:span text:style-name="T7">Les personnes affectés du syndrome de Usher souffrent d'une restriction de leur champ de vision (effet tunnel) et donc il est nécessaire d'écrire plus petit et dans un champ restreint.</text:span></text:span></text:p>
      <text:p text:style-name="P4"><text:span text:style-name="Police_20_par_20_défaut"><text:span text:style-name="T7">Ces genres de clichés sont courants et sont ignorés par la majorité de la population.</text:span></text:span></text:p>
      <text:p text:style-name="P4"><text:span text:style-name="Police_20_par_20_défaut"><text:span text:style-name="T5"><text:s/></text:span></text:span></text:p>
      <text:p text:style-name="P4"><text:span text:style-name="Police_20_par_20_défaut"><text:span text:style-name="T7"><text:s/></text:span></text:span><text:span text:style-name="Police_20_par_20_défaut"><text:span text:style-name="T4">Objectif :</text:span></text:span></text:p>
      <text:p text:style-name="P3"><text:span text:style-name="Police_20_par_20_défaut"><text:span text:style-name="T5"/></text:span></text:p>
      <text:p text:style-name="P4"><text:span text:style-name="Police_20_par_20_défaut"><text:span text:style-name="T5"><text:tab/>HandizGame est un programme sous forme de jeu qui permet de sensibiliser le joueur sur différents handicaps. Le jeu est basé sur une recherche d'objets sur une carte ponctuée par différentes questions pertinentes liées aux déficiences posées au joueur tout au long du jeu. Le but du jeu étant de</text:span></text:span><text:span text:style-name="Police_20_par_20_défaut"><text:span text:style-name="T7"> sensibiliser à la question du handicap. Il a pour objectif de </text:span></text:span><text:span text:style-name="Police_20_par_20_défaut"><text:span text:style-name="T5">faire réaliser, à n'importe qui et de manière ludique, leurs préjugés et de</text:span></text:span><text:span text:style-name="Police_20_par_20_défaut"><text:span text:style-name="T7"> lutter contre les lieux communs.</text:span></text:span></text:p>
      <text:p text:style-name="P4"><text:span text:style-name="Police_20_par_20_défaut"><text:span text:style-name="T7"/></text:span></text:p>
      <text:p text:style-name="P4"><text:span text:style-name="Police_20_par_20_défaut"><text:span text:style-name="T4">État de l'Art :</text:span></text:span></text:p>
      <text:p text:style-name="P4"><text:span text:style-name="Police_20_par_20_défaut"><text:span text:style-name="T9">Les jeux sensibilisants au handicap ne sont pas très nombreux, et du moins ne sont pas très connus. Cependant, plusieurs jeux existent : <text:s/></text:span></text:span></text:p>
      <text:list xml:id="list1657251648" text:style-name="L1">
        <text:list-item>
          <text:list>
            <text:list-item>
              <text:p text:style-name="P6"><text:span text:style-name="Police_20_par_20_défaut"><text:span text:style-name="T7">Existence de jeux de plateau éducatifs</text:span></text:span></text:p>
            </text:list-item>
            <text:list-item>
              <text:p text:style-name="P6"><text:a xlink:type="simple" xlink:href="http://www.keski.fr/"><text:span text:style-name="Police_20_par_20_défaut"><text:span text:style-name="T7">www.keski.fr</text:span></text:span></text:a><text:span text:style-name="Police_20_par_20_défaut"><text:span text:style-name="T7"> <text:s/>présente différents jeux d'initiation au handicap</text:span></text:span></text:p>
            </text:list-item>
            <text:list-item>
              <text:p text:style-name="P6"><text:span text:style-name="Police_20_par_20_défaut"><text:span text:style-name="T5">Handifast jeu crée par l'association des paralysés de France qui sensibilise au Handicap </text:span></text:span></text:p>
            </text:list-item>
            <text:list-item>
              <text:p text:style-name="P6"><text:span text:style-name="Police_20_par_20_défaut"><text:span text:style-name="T5">Jeu SecretCam handicap conçu par le CNAM ( conservatoire national des arts et des metiers ) des Pays de la Loire (</text:span></text:span><text:a xlink:type="simple" xlink:href="http://www.seriousgamesecretcam2.fr/"><text:span text:style-name="Police_20_par_20_défaut"><text:span text:style-name="T5">http://www.seriousgamesecretcam2.fr/</text:span></text:span></text:a><text:span text:style-name="Police_20_par_20_défaut"><text:span text:style-name="T5">)</text:span></text:span></text:p>
            </text:list-item>
            <text:list-item>
              <text:p text:style-name="P6"><text:span text:style-name="Police_20_par_20_défaut"><text:span text:style-name="T5">Jeu crée par Ubisoft en collaboration avec Handicap International (</text:span></text:span><text:a xlink:type="simple" xlink:href="http://www.handigosolidaires.com/"><text:span text:style-name="Police_20_par_20_défaut"><text:span text:style-name="T5">http://www.handigosolidaires.com/</text:span></text:span></text:a><text:span text:style-name="Police_20_par_20_défaut"><text:span text:style-name="T5">) </text:span></text:span></text:p>
              <text:p text:style-name="P6"><text:span text:style-name="Police_20_par_20_défaut"><text:span text:style-name="T5"/></text:span></text:p>
              <text:p text:style-name="P8"><text:span text:style-name="Police_20_par_20_défaut"><text:span text:style-name="T5">Beaucoup d'activités et d’événements en situation réelle sont organisés par de nombreuses associations mais très peu de programmes informatique permettent de s'initier au Handicap ( quel qu’il soit ).</text:span></text:span></text:p>
              <text:p text:style-name="P8"><text:span text:style-name="Police_20_par_20_défaut"><text:span text:style-name="T5">Sur le campus de l'insa, on retrouve l'a</text:span></text:span><text:span text:style-name="Police_20_par_20_défaut"><text:span text:style-name="T7">ssociation HandizGood (</text:span></text:span><text:a xlink:type="simple" xlink:href="http://www.handizgood.insa-lyon.fr/"><text:span text:style-name="Police_20_par_20_défaut"><text:span text:style-name="T7">www.handizgood.insa-lyon.fr</text:span></text:span></text:a><text:span text:style-name="Police_20_par_20_défaut"><text:span text:style-name="T7">) qui œuvre dans ce domaine. Nous pensons que celle ci pourrait nous apporter une </text:span></text:span><text:soft-page-break/><text:span text:style-name="Police_20_par_20_défaut"><text:span text:style-name="T7">aide. </text:span></text:span></text:p>
              <text:p text:style-name="P8"><text:span text:style-name="Police_20_par_20_défaut"><text:span text:style-name="T7">En ce qui concerne les ressources documentaires sur le Handicap pour le Quizz, nous retrouvons sur internet plusieurs sites qui traitent de ce sujet , et qui peuvent nous aider à préparer nos questions. Le sujet est vaste, il faut essayer de bien trier les données collectées (sur internet, ou grâce à l'association handizgood, ou encore à la bibliothèque) pour établir nos questions et notre « mode initiation » et ne pas tomber sur des questions communes et non pertinentes.(Exemple : </text:span></text:span><text:a xlink:type="simple" xlink:href="https://www.aide.ulaval.ca/cms/Accueil/Situations_de_handicap/Sensibilisation/Mythes_prejuges"><text:span text:style-name="Police_20_par_20_défaut"><text:span text:style-name="T7">https://www.aide.ulaval.ca/cms/Accueil/Situations_de_handicap/Sensibilisation/Mythes_prejuges</text:span></text:span></text:a><text:span text:style-name="Police_20_par_20_défaut"><text:span text:style-name="T7"> </text:span></text:span><text:a xlink:type="simple" xlink:href="http://www.lecole-ensemble.org/pdf/decouverte.pdf"><text:span text:style-name="Police_20_par_20_défaut"><text:span text:style-name="T7">http://www.lecole-ensemble.org/pdf/decouverte.pdf</text:span></text:span></text:a><text:span text:style-name="Police_20_par_20_défaut"><text:span text:style-name="T7"> )</text:span></text:span></text:p>
              <text:p text:style-name="P8"><text:span text:style-name="Police_20_par_20_défaut"><text:span text:style-name="T7"/></text:span></text:p>
            </text:list-item>
          </text:list>
        </text:list-item>
      </text:list>
      <text:p text:style-name="P4"><text:span text:style-name="Police_20_par_20_défaut"><text:span text:style-name="T7"/></text:span></text:p>
      <text:p text:style-name="P3"><text:span text:style-name="Police_20_par_20_défaut"><text:span text:style-name="T1"/></text:span></text:p>
      <text:p text:style-name="P3"><text:span text:style-name="Police_20_par_20_défaut"><text:span text:style-name="T4">Principales Fonctions :</text:span></text:span></text:p>
      <text:p text:style-name="P3"><text:span text:style-name="Police_20_par_20_défaut"><text:span text:style-name="T5"/></text:span></text:p>
      <text:p text:style-name="P3"><text:span text:style-name="Police_20_par_20_défaut"><text:span text:style-name="T5"><text:tab/>Le </text:span></text:span><text:bookmark text:name="OBJ_PREFIX_DWT153_com_zimbra_date"/><text:bookmark text:name="OBJ_PREFIX_DWT150_com_zimbra_date"/><text:span text:style-name="Police_20_par_20_défaut"><text:span text:style-name="T5">jeu se déroule dans un environnement choisit (optionnellement) par le joueur dès le départ (hopital, rue, maison). Le personnage principal est un étudiant qui rencontre au fur et à mesure des patients sur la carte, ces derniers ont chacun un handicap différent et ont tous perdus un objet qui leur est indispensable ou un objet de la vie courante. Le but du </text:span></text:span><text:bookmark text:name="OBJ_PREFIX_DWT154_com_zimbra_date"/><text:bookmark text:name="OBJ_PREFIX_DWT151_com_zimbra_date"/><text:span text:style-name="Police_20_par_20_défaut"><text:span text:style-name="T5">jeu est de ramener ces objets le plus vite possible au patient. La question de la sensibilisation au handicap se situera surtout dans le Quizz. Le choix des objets et de l'environnement permet d'illustrer les difficultés qu' ont les handicapés à réaliser des tâches du quotidien.</text:span></text:span></text:p>
      <text:p text:style-name="P3"><text:span text:style-name="Police_20_par_20_défaut"><text:span text:style-name="T5"><text:tab/>En effet, le </text:span></text:span><text:bookmark text:name="OBJ_PREFIX_DWT155_com_zimbra_date"/><text:bookmark text:name="OBJ_PREFIX_DWT152_com_zimbra_date"/><text:span text:style-name="Police_20_par_20_défaut"><text:span text:style-name="T5">jeu s’arrête lorsque le temps est écoulé, ce dernier représente le temps de vie du joueur. Ensuite le score du joueur est défini en fonction du temps de jeu.</text:span></text:span></text:p>
      <text:p text:style-name="P3"><text:span text:style-name="Police_20_par_20_défaut"><text:span text:style-name="T5"><text:tab/> Chaque mission remplie offre du temps au joueur et chaque mission échouée en consomme un peu plus. </text:span></text:span></text:p>
      <text:p text:style-name="P4"><text:span text:style-name="Police_20_par_20_défaut"><text:span text:style-name="T5"><text:tab/>Avant de récupérer chaque objet, une question à choix multiple sur le handicap du patient concerné est posée. Il faut y répondre juste pour pouvoir récupérer l'objet.<text:line-break/><text:tab/>De plus, à l'exécution du </text:span></text:span><text:bookmark text:name="OBJ_PREFIX_DWT159_com_zimbra_date"/><text:bookmark text:name="OBJ_PREFIX_DWT156_com_zimbra_date"/><text:span text:style-name="Police_20_par_20_défaut"><text:span text:style-name="T5">jeu deux possibilités sont offertes. Soit jouer au </text:span></text:span><text:bookmark text:name="OBJ_PREFIX_DWT160_com_zimbra_date"/><text:bookmark text:name="OBJ_PREFIX_DWT157_com_zimbra_date"/><text:span text:style-name="Police_20_par_20_défaut"><text:span text:style-name="T5">jeu directement, soit en apprendre plus sur le handicap et se sensibiliser au handicap. (Ceci permettrait aussi d’être plus performant dans le </text:span></text:span><text:bookmark text:name="OBJ_PREFIX_DWT161_com_zimbra_date"/><text:bookmark text:name="OBJ_PREFIX_DWT158_com_zimbra_date"/><text:span text:style-name="Police_20_par_20_défaut"><text:span text:style-name="T5">jeu, et d'obtenir un meilleur score).</text:span></text:span></text:p>
      <text:p text:style-name="P4"><text:span text:style-name="Police_20_par_20_défaut"><text:span text:style-name="T5"/></text:span></text:p>
      <text:p text:style-name="P4"><text:span text:style-name="Police_20_par_20_défaut"><text:span text:style-name="T5"/></text:span></text:p>
      <text:p text:style-name="P4"><text:span text:style-name="Police_20_par_20_défaut"><text:span text:style-name="T4">Fonctionnalités :</text:span></text:span></text:p>
      <text:p text:style-name="P4"><text:span text:style-name="Police_20_par_20_défaut"><text:span text:style-name="T6"/></text:span></text:p>
      <text:list xml:id="list1851510658" text:style-name="L2">
        <text:list-item>
          <text:p text:style-name="P7"><text:span text:style-name="Police_20_par_20_défaut"><text:span text:style-name="T7">Possibilité de se déplacer dans une carte et d'interagir avec l'environnement, les objets et les personnages <text:s/></text:span></text:span></text:p>
        </text:list-item>
        <text:list-item>
          <text:p text:style-name="P7"><text:span text:style-name="Police_20_par_20_défaut"><text:span text:style-name="T7">Quizz avec questions sélectionnées à partir d'une Base de donnée <text:s/></text:span></text:span></text:p>
        </text:list-item>
        <text:list-item>
          <text:p text:style-name="P7"><text:span text:style-name="Police_20_par_20_défaut"><text:span text:style-name="T7">Mode d'apprentissage sur le handicap (séparé du jeu) avec mémorisation du cours déjà vu <text:s/></text:span></text:span></text:p>
        </text:list-item>
        <text:list-item>
          <text:p text:style-name="P7"><text:span text:style-name="Police_20_par_20_défaut"><text:span text:style-name="T7">Affichage du score et statistiques de progression</text:span></text:span></text:p>
        </text:list-item>
        <text:list-item>
          <text:p text:style-name="P7"><text:span text:style-name="Police_20_par_20_défaut"><text:span text:style-name="T7">Optionnel : </text:span></text:span></text:p>
          <text:list>
            <text:list-item>
              <text:p text:style-name="P7"><text:span text:style-name="Police_20_par_20_défaut"><text:span text:style-name="T7">Base de donnée en ligne (Pourquoi pas la possibilité de mettre à jour le jeu par l'association Handizgood)</text:span></text:span></text:p>
            </text:list-item>
            <text:list-item>
              <text:p text:style-name="P7"><text:span text:style-name="Police_20_par_20_défaut"><text:span text:style-name="T7">Possibilité de choisir différents environnements</text:span></text:span></text:p>
              <text:p text:style-name="P7"><text:soft-page-break/><text:span text:style-name="Police_20_par_20_défaut"><text:span text:style-name="T7"/></text:span></text:p>
            </text:list-item>
          </text:list>
        </text:list-item>
      </text:list>
      <text:p text:style-name="P4"><text:span text:style-name="Police_20_par_20_défaut"><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Police_20_par_20_défaut" style:display-name="Police par défau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urenson Pierre</meta:initial-creator>
    <meta:creation-date>2013-02-13T10:29:52</meta:creation-date>
    <dc:date>2013-03-13T01:56:40</dc:date>
    <meta:editing-duration>PT8H49M19S</meta:editing-duration>
    <meta:editing-cycles>26</meta:editing-cycles>
    <meta:generator>LibreOffice/3.4$Unix LibreOffice_project/340m1$Build-302</meta:generator>
    <meta:document-statistic meta:table-count="0" meta:image-count="0" meta:object-count="0" meta:page-count="3" meta:paragraph-count="36" meta:word-count="692" meta:character-count="4382" meta:non-whitespace-character-count="3712"/>
  </office:meta>
</office:document-meta>
</file>